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107f8" officeooo:paragraph-rsid="00445fb4"/>
    </style:style>
    <style:style style:name="P2" style:family="paragraph" style:parent-style-name="Standard">
      <style:text-properties officeooo:rsid="004d855f" officeooo:paragraph-rsid="004d855f"/>
    </style:style>
    <style:style style:name="P3" style:family="paragraph" style:parent-style-name="Standard">
      <style:text-properties officeooo:rsid="00691ac4" officeooo:paragraph-rsid="00691ac4"/>
    </style:style>
    <style:style style:name="P4" style:family="paragraph" style:parent-style-name="Standard">
      <style:text-properties officeooo:rsid="00356cfb" officeooo:paragraph-rsid="003bcb05"/>
    </style:style>
    <style:style style:name="P5" style:family="paragraph" style:parent-style-name="Standard">
      <style:text-properties officeooo:rsid="0083b818" officeooo:paragraph-rsid="00856fc1"/>
    </style:style>
    <style:style style:name="P6" style:family="paragraph" style:parent-style-name="Standard" style:list-style-name="L2">
      <style:text-properties officeooo:rsid="00356cfb" officeooo:paragraph-rsid="003bcb05"/>
    </style:style>
    <style:style style:name="P7" style:family="paragraph" style:parent-style-name="Standard" style:list-style-name="L2">
      <style:text-properties officeooo:rsid="003bcb05" officeooo:paragraph-rsid="003bcb05"/>
    </style:style>
    <style:style style:name="P8" style:family="paragraph" style:parent-style-name="Standard">
      <style:text-properties officeooo:rsid="00ae604b" officeooo:paragraph-rsid="0086ec33"/>
    </style:style>
    <style:style style:name="P9" style:family="paragraph" style:parent-style-name="Standard" style:list-style-name="L4">
      <style:text-properties officeooo:rsid="004f1f09" officeooo:paragraph-rsid="00501c62"/>
    </style:style>
    <style:style style:name="P10" style:family="paragraph" style:parent-style-name="Standard" style:list-style-name="L4">
      <style:text-properties officeooo:rsid="0056715b" officeooo:paragraph-rsid="0079fd23"/>
    </style:style>
    <style:style style:name="P11" style:family="paragraph" style:parent-style-name="Standard" style:list-style-name="L4">
      <style:text-properties officeooo:rsid="005e5405" officeooo:paragraph-rsid="005e5405"/>
    </style:style>
    <style:style style:name="P12" style:family="paragraph" style:parent-style-name="Standard" style:list-style-name="L5">
      <style:text-properties officeooo:rsid="006acf8d" officeooo:paragraph-rsid="006acf8d"/>
    </style:style>
    <style:style style:name="P13" style:family="paragraph" style:parent-style-name="Standard" style:list-style-name="L5">
      <style:text-properties officeooo:rsid="006d0f79" officeooo:paragraph-rsid="006d0f79"/>
    </style:style>
    <style:style style:name="P14" style:family="paragraph" style:parent-style-name="Standard" style:list-style-name="L5">
      <style:text-properties officeooo:rsid="007f3ca5" officeooo:paragraph-rsid="007f3ca5"/>
    </style:style>
    <style:style style:name="P15" style:family="paragraph" style:parent-style-name="Standard" style:list-style-name="L5">
      <style:text-properties officeooo:rsid="0081adfb" officeooo:paragraph-rsid="0081adfb"/>
    </style:style>
    <style:style style:name="P16" style:family="paragraph" style:parent-style-name="Standard" style:list-style-name="L5">
      <style:text-properties officeooo:rsid="0084abd8" officeooo:paragraph-rsid="0084abd8"/>
    </style:style>
    <style:style style:name="P17" style:family="paragraph" style:parent-style-name="Standard" style:list-style-name="L5">
      <style:text-properties officeooo:rsid="0084c8c8" officeooo:paragraph-rsid="0084c8c8"/>
    </style:style>
    <style:style style:name="P18" style:family="paragraph" style:parent-style-name="Standard" style:list-style-name="L5">
      <style:text-properties officeooo:rsid="0083b818" officeooo:paragraph-rsid="00856fc1"/>
    </style:style>
    <style:style style:name="P19" style:family="paragraph" style:parent-style-name="Standard" style:list-style-name="L6">
      <style:paragraph-properties fo:margin-top="0.0799in" fo:margin-bottom="0.0799in" loext:contextual-spacing="false"/>
      <style:text-properties officeooo:rsid="005e5405" officeooo:paragraph-rsid="009383db"/>
    </style:style>
    <style:style style:name="P20" style:family="paragraph" style:parent-style-name="Standard" style:list-style-name="L6">
      <style:paragraph-properties fo:margin-top="0.0799in" fo:margin-bottom="0.0799in" loext:contextual-spacing="false"/>
      <style:text-properties officeooo:rsid="005e5405" officeooo:paragraph-rsid="00964d54"/>
    </style:style>
    <style:style style:name="P21" style:family="paragraph" style:parent-style-name="Standard" style:list-style-name="L6">
      <style:paragraph-properties fo:margin-top="0.0799in" fo:margin-bottom="0.0799in" loext:contextual-spacing="false"/>
      <style:text-properties officeooo:rsid="006d0f79" officeooo:paragraph-rsid="0096157d"/>
    </style:style>
    <style:style style:name="P22" style:family="paragraph" style:parent-style-name="Standard" style:list-style-name="L6">
      <style:paragraph-properties fo:margin-top="0.0799in" fo:margin-bottom="0.0799in" loext:contextual-spacing="false"/>
      <style:text-properties officeooo:rsid="009a967a" officeooo:paragraph-rsid="009b16f0"/>
    </style:style>
    <style:style style:name="P23" style:family="paragraph" style:parent-style-name="Standard" style:list-style-name="L6">
      <style:paragraph-properties fo:margin-top="0.0799in" fo:margin-bottom="0.0799in" loext:contextual-spacing="false"/>
      <style:text-properties officeooo:rsid="009b16f0" officeooo:paragraph-rsid="009cd708"/>
    </style:style>
    <style:style style:name="P24" style:family="paragraph" style:parent-style-name="Standard" style:list-style-name="L6">
      <style:paragraph-properties fo:margin-top="0.0799in" fo:margin-bottom="0.0799in" loext:contextual-spacing="false"/>
      <style:text-properties officeooo:rsid="00a16b7c" officeooo:paragraph-rsid="00a16b7c"/>
    </style:style>
    <style:style style:name="P25" style:family="paragraph" style:parent-style-name="Heading_20_2" style:list-style-name="L3">
      <style:paragraph-properties fo:margin-top="0.0799in" fo:margin-bottom="0.0799in" loext:contextual-spacing="false" fo:break-before="page"/>
      <style:text-properties officeooo:rsid="0088b9d8" officeooo:paragraph-rsid="0088b9d8"/>
    </style:style>
    <style:style style:name="P26" style:family="paragraph" style:parent-style-name="Heading_20_2" style:list-style-name="L3">
      <style:paragraph-properties fo:margin-top="0.0799in" fo:margin-bottom="0.0799in" loext:contextual-spacing="false"/>
      <style:text-properties officeooo:rsid="008b32b7" officeooo:paragraph-rsid="008b32b7"/>
    </style:style>
    <style:style style:name="P27" style:family="paragraph" style:parent-style-name="Heading_20_2" style:list-style-name="L1">
      <style:paragraph-properties fo:margin-top="0.0799in" fo:margin-bottom="0.0799in" loext:contextual-spacing="false"/>
      <style:text-properties officeooo:rsid="00ab23ff" officeooo:paragraph-rsid="00af6045"/>
    </style:style>
    <style:style style:name="P28" style:family="paragraph" style:parent-style-name="Heading_20_2" style:list-style-name="L1">
      <style:paragraph-properties fo:margin-top="0.0799in" fo:margin-bottom="0.0799in" loext:contextual-spacing="false"/>
      <style:text-properties officeooo:rsid="00afdecf" officeooo:paragraph-rsid="00b1954c"/>
    </style:style>
    <style:style style:name="P29" style:family="paragraph" style:parent-style-name="Heading_20_2" style:list-style-name="L1">
      <style:paragraph-properties fo:margin-top="0.0799in" fo:margin-bottom="0.0799in" loext:contextual-spacing="false"/>
      <style:text-properties officeooo:rsid="00b1954c" officeooo:paragraph-rsid="00b1954c"/>
    </style:style>
    <style:style style:name="P30" style:family="paragraph" style:parent-style-name="Heading_20_1" style:list-style-name="L1">
      <style:text-properties officeooo:rsid="0075559d" officeooo:paragraph-rsid="00301eae"/>
    </style:style>
    <style:style style:name="P31" style:family="paragraph" style:parent-style-name="Heading_20_1" style:list-style-name="L1">
      <style:text-properties officeooo:rsid="0042e58d" officeooo:paragraph-rsid="0042e58d"/>
    </style:style>
    <style:style style:name="P32" style:family="paragraph" style:parent-style-name="Heading_20_1" style:list-style-name="L1" style:master-page-name="">
      <loext:graphic-properties draw:fill="none"/>
      <style:paragraph-properties fo:margin-left="0.4366in" fo:margin-right="0in" fo:margin-top="0.3335in" fo:margin-bottom="0.0835in" loext:contextual-spacing="false" fo:text-align="justify" style:justify-single-word="false" fo:text-indent="-0.25in" style:auto-text-indent="false" style:page-number="auto" fo:break-before="page" fo:background-color="transparent"/>
      <style:text-properties officeooo:rsid="00a90820" officeooo:paragraph-rsid="00a90820"/>
    </style:style>
    <style:style style:name="P33" style:family="paragraph">
      <style:paragraph-properties fo:margin-left="0in" fo:margin-right="0in" fo:margin-top="0in" fo:margin-bottom="0in" fo:line-height="100%" fo:text-align="center" fo:text-indent="0in"/>
    </style:style>
    <style:style style:name="P3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356cfb"/>
    </style:style>
    <style:style style:name="T2" style:family="text">
      <style:text-properties officeooo:rsid="004321c0"/>
    </style:style>
    <style:style style:name="T3" style:family="text">
      <style:text-properties officeooo:rsid="00501c62"/>
    </style:style>
    <style:style style:name="T4" style:family="text">
      <style:text-properties officeooo:rsid="0056b388"/>
    </style:style>
    <style:style style:name="T5" style:family="text">
      <style:text-properties officeooo:rsid="005b4729"/>
    </style:style>
    <style:style style:name="T6" style:family="text">
      <style:text-properties officeooo:rsid="00634835"/>
    </style:style>
    <style:style style:name="T7" style:family="text">
      <style:text-properties officeooo:rsid="006e4353"/>
    </style:style>
    <style:style style:name="T8" style:family="text">
      <style:text-properties officeooo:rsid="006ef75e"/>
    </style:style>
    <style:style style:name="T9" style:family="text">
      <style:text-properties officeooo:rsid="0072eaa1"/>
    </style:style>
    <style:style style:name="T10" style:family="text">
      <style:text-properties officeooo:rsid="0072f13a"/>
    </style:style>
    <style:style style:name="T11" style:family="text">
      <style:text-properties officeooo:rsid="00739747"/>
    </style:style>
    <style:style style:name="T12" style:family="text">
      <style:text-properties officeooo:rsid="00814e55"/>
    </style:style>
    <style:style style:name="T13" style:family="text">
      <style:text-properties officeooo:rsid="006acf8d"/>
    </style:style>
    <style:style style:name="T14" style:family="text">
      <style:text-properties officeooo:rsid="00856fc1"/>
    </style:style>
    <style:style style:name="T15" style:family="text">
      <style:text-properties officeooo:rsid="008f00bf"/>
    </style:style>
    <style:style style:name="T16" style:family="text">
      <style:text-properties officeooo:rsid="0092bf73"/>
    </style:style>
    <style:style style:name="T17" style:family="text">
      <style:text-properties officeooo:rsid="009383db"/>
    </style:style>
    <style:style style:name="T18" style:family="text">
      <style:text-properties officeooo:rsid="005e5405"/>
    </style:style>
    <style:style style:name="T19" style:family="text">
      <style:text-properties officeooo:rsid="00964d54"/>
    </style:style>
    <style:style style:name="T20" style:family="text">
      <style:text-properties officeooo:rsid="009b16f0"/>
    </style:style>
    <style:style style:name="T21" style:family="text">
      <style:text-properties officeooo:rsid="00a21c19"/>
    </style:style>
    <style:style style:name="T2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661in" fo:min-width="1.093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16in" fo:min-width="1.001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016in" fo:min-width="1.563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52in" fo:min-width="1.011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5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16in" fo:min-width="1.302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2in" fo:min-width="0.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16in" fo:min-width="1.35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764in" fo:min-width="0.67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55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516in" fo:min-width="0.6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64in" fo:min-width="0.47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1.0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16in" fo:min-width="0.852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1416728288127656" text:style-name="L1">
        <text:list-item>
          <text:p text:style-name="P30">GIỚI THIỆU</text:p>
        </text:list-item>
      </text:list>
      <text:p text:style-name="P4">Tài liệu kỹ thuật mô tả việc tích hợp chữ ký số điện tử cho OpenCPS. Tài liệu gồm 2 thành phần:</text:p>
      <text:list xml:id="list1753292899183112855" text:style-name="L2">
        <text:list-item>
          <text:p text:style-name="P6">Mô tả <text:span text:style-name="T9">mô hình</text:span> tích hợp ký số điện tử <text:span text:style-name="T10">cho</text:span> OpenCPS</text:p>
        </text:list-item>
        <text:list-item>
          <text:p text:style-name="P7">Mô tả <text:span text:style-name="T11">chi tiết kỹ thuật</text:span> <text:span text:style-name="T1">tích hợp ký số điện tử cho OpenCPS</text:span></text:p>
        </text:list-item>
      </text:list>
      <text:list xml:id="list133806394950354" text:continue-list="list341416728288127656" text:style-name="L1">
        <text:list-item>
          <text:p text:style-name="P31">MÔ HÌNH TÍCH HỢP <text:span text:style-name="T2">KÝ SỐ ĐIỆN TỬ</text:span></text:p>
        </text:list-item>
      </text:list>
      <text:p text:style-name="P1"><draw:g text:anchor-type="paragraph" draw:z-index="0" draw:style-name="gr1"><draw:custom-shape draw:style-name="gr2" draw:text-style-name="P34" xml:id="id9" draw:id="id9" svg:width="1.2913in" svg:height="0.665in" svg:x="1.8272in" svg:y="2.6189in"><text:p text:style-name="P33"><text:span text:style-name="T22">Browser</text:span></text:p><text:p text:style-name="P33"><text:span text:style-name="T22">Plugin</text:span></text:p><draw:enhanced-geometry svg:viewBox="0 0 21600 21600" draw:type="rectangle" draw:enhanced-path="M 0 0 L 21600 0 21600 21600 0 21600 0 0 Z N"/></draw:custom-shape><draw:custom-shape draw:style-name="gr3" draw:text-style-name="P34" xml:id="id1" draw:id="id1" svg:width="1.1988in" svg:height="0.6504in" svg:x="0.0283in" svg:y="4.0508in"><text:p text:style-name="P33"><text:span text:style-name="T22">Client</text:span></text:p><text:p text:style-name="P33"><text:span text:style-name="T22">Signer</text:span></text:p><draw:enhanced-geometry svg:viewBox="0 0 21600 21600" draw:type="rectangle" draw:enhanced-path="M 0 0 L 21600 0 21600 21600 0 21600 0 0 Z N"/></draw:custom-shape><draw:custom-shape draw:style-name="gr4" draw:text-style-name="P34" xml:id="id14" draw:id="id14" svg:width="1.7606in" svg:height="0.9004in" svg:x="3.6827in" svg:y="0.0835in"><text:p text:style-name="P33"><text:span text:style-name="T22">Document</text:span></text:p><text:p text:style-name="P33"><text:span text:style-name="T22">Validator</text:span></text:p><draw:enhanced-geometry svg:viewBox="0 0 21600 21600" draw:type="rectangle" draw:enhanced-path="M 0 0 L 21600 0 21600 21600 0 21600 0 0 Z N"/></draw:custom-shape><draw:custom-shape draw:style-name="gr5" draw:text-style-name="P34" xml:id="id8" draw:id="id8" svg:width="1.2094in" svg:height="0.624in" svg:x="0in" svg:y="2.6335in"><text:p text:style-name="P33"><text:span text:style-name="T22">USB</text:span></text:p><text:p text:style-name="P33"><text:span text:style-name="T22">Token</text:span></text:p><draw:enhanced-geometry svg:viewBox="0 0 21600 21600" draw:type="rectangle" draw:enhanced-path="M 0 0 L 21600 0 21600 21600 0 21600 0 0 Z N"/></draw:custom-shape><draw:custom-shape draw:style-name="gr6" draw:text-style-name="P34" xml:id="id5" draw:id="id5" svg:width="1.7004in" svg:height="0.7504in" svg:x="3.7602in" svg:y="5.2835in"><text:p text:style-name="P33"><text:span text:style-name="T22">Document</text:span></text:p><draw:enhanced-geometry svg:viewBox="0 0 21600 21600" draw:type="rectangle" draw:enhanced-path="M 0 0 L 21600 0 21600 21600 0 21600 0 0 Z N"/></draw:custom-shape><draw:custom-shape draw:style-name="gr7" draw:text-style-name="P34" xml:id="id3" draw:id="id3" svg:width="1.5004in" svg:height="0.7004in" svg:x="1.7126in" svg:y="5.3189in"><text:p text:style-name="P33"><text:span text:style-name="T22">Document</text:span></text:p><text:p text:style-name="P33"><text:span text:style-name="T22">Hash Key</text:span></text:p><draw:enhanced-geometry svg:viewBox="0 0 21600 21600" draw:type="rectangle" draw:enhanced-path="M 0 0 L 21600 0 21600 21600 0 21600 0 0 Z N"/></draw:custom-shape><draw:custom-shape draw:style-name="gr8" draw:text-style-name="P34" xml:id="id2" draw:id="id2" svg:width="1.4504in" svg:height="0.878in" svg:x="1.7409in" svg:y="3.9335in"><text:p text:style-name="P33"><text:span text:style-name="T22">Sig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35" draw:type="line" svg:x1="1.2272in" svg:y1="4.376in" svg:x2="1.7409in" svg:y2="4.3724in" draw:start-shape="id1" draw:start-glue-point="1" draw:end-shape="id2" draw:end-glue-point="5" svg:d="M3117 11115l1305-9" svg:viewBox="0 0 1307 11"><text:p/></draw:connector><draw:custom-shape draw:style-name="gr10" draw:text-style-name="P34" xml:id="id12" draw:id="id12" svg:width="1.5504in" svg:height="0.6504in" svg:x="3.8043in" svg:y="7.5378in"><text:p text:style-name="P33"><text:span text:style-name="T22">Hash Key</text:span></text:p><text:p text:style-name="P33"><text:span text:style-name="T22">Generator</text:span></text:p><draw:enhanced-geometry svg:viewBox="0 0 21600 21600" draw:type="rectangle" draw:enhanced-path="M 0 0 L 21600 0 21600 21600 0 21600 0 0 Z N"/></draw:custom-shape><draw:custom-shape draw:style-name="gr11" draw:text-style-name="P34" xml:id="id11" draw:id="id11" svg:width="1.7504in" svg:height="0.7504in" svg:x="3.7146in" svg:y="6.4299in"><text:p text:style-name="P33"><text:span text:style-name="T22">Genarat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35" draw:type="line" svg:x1="2.4626in" svg:y1="5.3193in" svg:x2="2.4661in" svg:y2="4.8114in" draw:start-shape="id3" draw:start-glue-point="0" draw:end-shape="id2" draw:end-glue-point="6" svg:d="M6255 13511l9-1290" svg:viewBox="0 0 11 1291"><text:p/></draw:connector><draw:custom-shape draw:style-name="gr12" draw:text-style-name="P34" xml:id="id6" draw:id="id6" svg:width="1.7504in" svg:height="0.7504in" svg:x="3.6945in" svg:y="2.5642in"><text:p text:style-name="P33"><text:span text:style-name="T22">Signed</text:span></text:p><text:p text:style-name="P33"><text:span text:style-name="T22">Document</text:span></text:p><draw:enhanced-geometry svg:viewBox="0 0 21600 21600" draw:type="rectangle" draw:enhanced-path="M 0 0 L 21600 0 21600 21600 0 21600 0 0 Z N"/></draw:custom-shape><draw:custom-shape draw:style-name="gr13" draw:text-style-name="P34" xml:id="id4" draw:id="id4" svg:width="1.6504in" svg:height="0.7004in" svg:x="3.7866in" svg:y="4.0189in"><text:p text:style-name="P33"><text:span text:style-name="T22">Sig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35" draw:type="line" svg:x1="3.1909in" svg:y1="4.372in" svg:x2="3.7866in" svg:y2="4.3689in" draw:start-shape="id2" draw:start-glue-point="7" draw:end-shape="id4" draw:end-glue-point="5" svg:d="M8105 11105l1513-8" svg:viewBox="0 0 1515 11"><text:p/></draw:connector><draw:connector draw:style-name="gr9" draw:text-style-name="P35" draw:type="line" svg:x1="4.6102in" svg:y1="5.2835in" svg:x2="4.6118in" svg:y2="4.7189in" draw:start-shape="id5" draw:start-glue-point="0" draw:end-shape="id4" draw:end-glue-point="6" svg:d="M11710 13420l4-1434" svg:viewBox="0 0 5 1436"><text:p/></draw:connector><draw:connector draw:style-name="gr9" draw:text-style-name="P35" draw:type="line" svg:x1="4.6118in" svg:y1="4.0193in" svg:x2="4.5693in" svg:y2="3.3142in" draw:start-shape="id4" draw:start-glue-point="4" draw:end-shape="id6" svg:d="M11714 10209l-108-1791" svg:viewBox="0 0 109 1792"><text:p/></draw:connector><draw:custom-shape draw:style-name="gr7" draw:text-style-name="P34" xml:id="id13" draw:id="id13" svg:width="1.5004in" svg:height="0.7004in" svg:x="5.8429in" svg:y="1.4224in"><text:p text:style-name="P33"><text:span text:style-name="T22">Revocation</text:span></text:p><text:p text:style-name="P33"><text:span text:style-name="T22">List</text:span></text:p><draw:enhanced-geometry svg:viewBox="0 0 21600 21600" draw:type="rectangle" draw:enhanced-path="M 0 0 L 21600 0 21600 21600 0 21600 0 0 Z N"/></draw:custom-shape><draw:custom-shape draw:style-name="gr14" draw:text-style-name="P34" xml:id="id7" draw:id="id7" svg:width="1.3504in" svg:height="0.5504in" svg:x="3.8929in" svg:y="1.4937in"><text:p text:style-name="P33"><text:span text:style-name="T22">Verify</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 draw:text-style-name="P35" draw:type="line" svg:x1="4.5693in" svg:y1="2.5638in" svg:x2="4.5681in" svg:y2="2.0437in" draw:start-shape="id6" draw:start-glue-point="0" draw:end-shape="id7" draw:end-glue-point="6" svg:d="M11606 6512l-3-1321" svg:viewBox="0 0 5 1323"><text:p/></draw:connector><draw:connector draw:style-name="gr9" draw:text-style-name="P35" draw:type="line" svg:x1="1.2091in" svg:y1="2.9453in" svg:x2="1.8272in" svg:y2="2.9508in" draw:start-shape="id8" draw:start-glue-point="1" draw:end-shape="id9" draw:end-glue-point="3" svg:d="M3071 7481l1570 14" svg:viewBox="0 0 1572 16"><text:p/></draw:connector><draw:connector draw:style-name="gr9" draw:text-style-name="P35" draw:type="line" svg:x1="2.472in" svg:y1="3.2835in" svg:x2="2.4661in" svg:y2="3.9335in" draw:start-shape="id9" draw:start-glue-point="2" draw:end-shape="id2" draw:end-glue-point="4" svg:d="M6279 8340l-15 1651" svg:viewBox="0 0 18 1653"><text:p/></draw:connector><draw:custom-shape draw:style-name="gr15" draw:text-style-name="P34" xml:id="id10" draw:id="id10" svg:width="1.2504in" svg:height="0.7504in" svg:x="6.0571in" svg:y="4.0016in"><text:p text:style-name="P33"><text:span text:style-name="T22">Server</text:span></text:p><text:p text:style-name="P33"><text:span text:style-name="T22">Signer</text:span></text:p><draw:enhanced-geometry svg:viewBox="0 0 21600 21600" draw:type="rectangle" draw:enhanced-path="M 0 0 L 21600 0 21600 21600 0 21600 0 0 Z N"/></draw:custom-shape><draw:connector draw:style-name="gr9" draw:text-style-name="P35" draw:type="line" svg:x1="6.0571in" svg:y1="4.3764in" svg:x2="5.4366in" svg:y2="4.3689in" draw:start-shape="id10" draw:start-glue-point="3" draw:end-shape="id4" draw:end-glue-point="7" svg:d="M15385 11116l-1576-19" svg:viewBox="0 0 1577 21"><text:p/></draw:connector><draw:connector draw:style-name="gr9" draw:text-style-name="P35" draw:type="line" svg:x1="4.6102in" svg:y1="6.0335in" svg:x2="4.5898in" svg:y2="6.4299in" draw:start-shape="id5" draw:start-glue-point="2" draw:end-shape="id11" draw:end-glue-point="4" svg:d="M11710 15325l-52 1007" svg:viewBox="0 0 55 1009"><text:p/></draw:connector><draw:connector draw:style-name="gr9" draw:text-style-name="P35" draw:type="line" svg:x1="4.5791in" svg:y1="7.5374in" svg:x2="4.5898in" svg:y2="7.1799in" draw:start-shape="id12" draw:start-glue-point="0" draw:end-shape="id11" draw:end-glue-point="6" svg:d="M11631 19145l27-908" svg:viewBox="0 0 28 910"><text:p/></draw:connector><draw:connector draw:style-name="gr9" draw:text-style-name="P35" svg:x1="3.7146in" svg:y1="6.8047in" svg:x2="3.2126in" svg:y2="5.6689in" draw:start-shape="id11" draw:start-glue-point="5" draw:end-shape="id3" svg:d="M9435 17284h-637v-2885h-638" svg:viewBox="0 0 1277 2887"><text:p/></draw:connector><draw:connector draw:style-name="gr9" draw:text-style-name="P35" draw:type="line" svg:x1="5.8429in" svg:y1="1.772in" svg:x2="5.2429in" svg:y2="1.7689in" draw:start-shape="id13" draw:start-glue-point="3" draw:end-shape="id7" draw:end-glue-point="7" svg:d="M14841 4501l-1524-8" svg:viewBox="0 0 1526 11"><text:p/></draw:connector><draw:connector draw:style-name="gr9" draw:text-style-name="P35" draw:type="line" svg:x1="4.5626in" svg:y1="0.9835in" svg:x2="4.5681in" svg:y2="1.4937in" draw:start-shape="id14" draw:start-glue-point="2" draw:end-shape="id7" draw:end-glue-point="4" svg:d="M11589 2498l14 1296" svg:viewBox="0 0 16 1298"><text:p/></draw:connector><draw:custom-shape draw:style-name="gr16" draw:text-style-name="P34" xml:id="id15" draw:id="id15" svg:width="1.0504in" svg:height="0.7504in" svg:x="2.1043in" svg:y="1.4118in"><text:p text:style-name="P33"><text:span text:style-name="T22">Key</text:span></text:p><text:p text:style-name="P33"><text:span text:style-name="T22">Store</text:span></text:p><draw:enhanced-geometry svg:viewBox="0 0 21600 21600" draw:type="rectangle" draw:enhanced-path="M 0 0 L 21600 0 21600 21600 0 21600 0 0 Z N"/></draw:custom-shape><draw:connector draw:style-name="gr9" draw:text-style-name="P35" draw:type="line" svg:x1="3.1543in" svg:y1="1.7866in" svg:x2="3.8929in" svg:y2="1.7689in" draw:start-shape="id15" draw:start-glue-point="1" draw:end-shape="id7" svg:d="M8012 4538l1876-45" svg:viewBox="0 0 1879 48"><text:p/></draw:connector></draw:g></text:p>
      <text:list xml:id="list6384682797846082415" text:style-name="L3">
        <text:list-item>
          <text:list>
            <text:list-item>
              <text:p text:style-name="P25">Mô hình</text:p>
            </text:list-item>
          </text:list>
        </text:list-item>
      </text:list>
      <text:p text:style-name="P8">Mô hình gồm 2 thành phần chính: Client và Server.</text:p>
      <text:p text:style-name="P2">Thành phần Client bao gồm:</text:p>
      <text:list xml:id="list8840697551308545933" text:style-name="L4">
        <text:list-item>
          <text:p text:style-name="P9"><text:span text:style-name="T5">USB</text:span> Token: <text:span text:style-name="T3">Là thiết bị điện tử có chứa chứng thư số và cặp khóa tương ứng của người dùng do CA cung cấp cho người dùng.</text:span></text:p>
        </text:list-item>
        <text:list-item>
          <text:p text:style-name="P10">Browser Plugin: <text:span text:style-name="T4">Là một trình cắm vào trình duyệt do thực hiện việc kết nối vào USB Token để phục vụ việc ký số điện tử trên trình duyệt.</text:span></text:p>
        </text:list-item>
        <text:list-item>
          <text:p text:style-name="P11"><text:span text:style-name="T16">Client</text:span> Signer: <text:span text:style-name="T6">Là một thư viện phía client. Thư viện này sẽ truyền vào một tài liệu (hoặc hash key của tài liệu) được cung cấp từ phía server dựa tới Plugin của trình duyệt để thực hiện việc ký số điện tử.</text:span></text:p>
        </text:list-item>
      </text:list>
      <text:p text:style-name="P3">Thành phần Server bao gồm:</text:p>
      <text:list xml:id="list4596790022260609752" text:style-name="L5">
        <text:list-item>
          <text:p text:style-name="P12">Document: <text:span text:style-name="T8">Tài liệu</text:span> của người dùng cần được ký số điện tử</text:p>
        </text:list-item>
        <text:list-item>
          <text:p text:style-name="P13">Hash Key Generator: <text:span text:style-name="T7">là một trình tạo hash key cho một tài liệu của người dùng.</text:span></text:p>
        </text:list-item>
        <text:list-item>
          <text:p text:style-name="P14">Server Signer: <text:span text:style-name="T12">Là trình tạo văn bản được ký bằng cách kết hợp văn bản gốc và chữ ký trả về từ phía client.</text:span></text:p>
        </text:list-item>
        <text:list-item>
          <text:p text:style-name="P15">Signed <text:span text:style-name="T13">Document: </text:span>Là tài liệu của người dùng đã được ký số điện tử.</text:p>
        </text:list-item>
        <text:list-item>
          <text:p text:style-name="P16">Key Store: Là kho chứa các chứng thư điện tử của các tổ chức và cá nhân.</text:p>
        </text:list-item>
        <text:list-item>
          <text:p text:style-name="P17">Revocation List: Là danh sách các chứng thư đẵ được thu hồi. Danh sách này được cung cấp bởi CA</text:p>
        </text:list-item>
        <text:list-item>
          <text:p text:style-name="P18">Document Validator: là trình thực hiện việc verify tại liệu đã được ký số điện tử <text:span text:style-name="T14">dựa trên Key Store và Revocation List</text:span></text:p>
        </text:list-item>
      </text:list>
      <text:p text:style-name="P5"/>
      <text:list xml:id="list133805240519014" text:continue-list="list6384682797846082415" text:style-name="L3">
        <text:list-item>
          <text:list>
            <text:list-item>
              <text:p text:style-name="P26">Quy trình ký số điện tử</text:p>
            </text:list-item>
          </text:list>
        </text:list-item>
      </text:list>
      <text:list xml:id="list4802153954406087272" text:style-name="L6">
        <text:list-item>
          <text:p text:style-name="P19"><text:span text:style-name="T16">Client</text:span> Signer <text:span text:style-name="T17">yêu cầu phía server một đối tượng có chứa chuỗi hash key của văn bản cần ký số và kèm theo thuật toán hashing</text:span></text:p>
        </text:list-item>
        <text:list-item>
          <text:p text:style-name="P21">Hash Key Generator <text:span text:style-name="T15">sinh ra hash key kèm theo thuật toán hashing từ một tập tin tài liệu cần được ký số và gửi về client.</text:span></text:p>
        </text:list-item>
        <text:list-item>
          <text:p text:style-name="P20"><text:span text:style-name="T16">Client</text:span> Signer <text:span text:style-name="T19">sau khi nhận được hash key từ phía server sẽ triệu gọi Browser Plugin để thực hiện việc ký số đối với hash key bằng USB Token (USB Token sẽ thực hiện việc ký số).</text:span></text:p>
        </text:list-item>
        <text:list-item>
          <text:p text:style-name="P22">Client <text:s/><text:span text:style-name="T18">Signer </text:span>sau khi nhận được chữ ký số từ <text:s/><text:span text:style-name="T19">Browser Plugin </text:span>sẽ gửi về phía server <text:span text:style-name="T20">cho trình Server Signer</text:span>.</text:p>
        </text:list-item>
        <text:list-item>
          <text:p text:style-name="P23">Server Signer khi nhận được chữ ký số từ client sẽ thực hiện việc ký số lên văn bản cần ký số và tạo ra văn bản đã được ký số điện tử.</text:p>
        </text:list-item>
        <text:list-item>
          <text:p text:style-name="P24">Văn bản sau khi được ký sẽ được trình Document Validator thực hiện việc xác nhận lại văn bản vừa được ký số có hợp lệ hay không dựa vào Key Store và Revocation List <text:span text:style-name="T21">và trả về trạng thái hợp lệ của văn bản</text:span>.</text:p>
        </text:list-item>
      </text:list>
      <text:list xml:id="list133806535284226" text:continue-list="list133806394950354" text:style-name="L1">
        <text:list-item>
          <text:p text:style-name="P32">THIẾT KẾ CHI TIẾT CÁC THÀNH PHẦN</text:p>
          <text:list>
            <text:list-item>
              <text:p text:style-name="P27">Các thư viện bên thứ 3</text:p>
            </text:list-item>
            <text:list-item>
              <text:p text:style-name="P28">Client</text:p>
            </text:list-item>
            <text:list-item>
              <text:p text:style-name="P29">Serv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class="text" style:master-page-name="">
      <style:paragraph-properties fo:margin-top="0.3335in" fo:margin-bottom="0.0835in" loext:contextual-spacing="false" fo:text-align="justify" style:justify-single-word="false" style:page-number="auto" fo:break-before="pag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25in" fo:margin-bottom="0.0835in" loext:contextual-spacing="false" fo:text-align="justify" style:justify-single-word="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25:35.650495822</meta:creation-date>
    <meta:generator>LibreOffice/5.0.6.2$Linux_X86_64 LibreOffice_project/00$Build-2</meta:generator>
    <dc:date>2016-06-09T13:38:04.675507844</dc:date>
    <meta:editing-duration>PT7H17M10S</meta:editing-duration>
    <meta:editing-cycles>146</meta:editing-cycles>
    <meta:document-statistic meta:table-count="0" meta:image-count="0" meta:object-count="0" meta:page-count="4" meta:paragraph-count="30" meta:word-count="540" meta:character-count="2393" meta:non-whitespace-character-count="1907"/>
  </office:meta>
</office:document-meta>
</file>